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tyle="italic" fo:font-weight="bold" officeooo:rsid="0017abef" officeooo:paragraph-rsid="0017abef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paragraph-rsid="0017abef"/>
    </style:style>
    <style:style style:name="P3" style:family="paragraph" style:parent-style-name="Standard">
      <style:text-properties officeooo:paragraph-rsid="001a5582"/>
    </style:style>
    <style:style style:name="P4" style:family="paragraph" style:parent-style-name="Standard">
      <style:text-properties officeooo:rsid="0017abef" officeooo:paragraph-rsid="0017abef"/>
    </style:style>
    <style:style style:name="T1" style:family="text">
      <style:text-properties officeooo:rsid="0017abef"/>
    </style:style>
    <style:style style:name="T2" style:family="text">
      <style:text-properties officeooo:rsid="001a55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to ask the client </text:p>
      <text:p text:style-name="P2"><text:line-break/>What is the main purpose of this website? <text:line-break/>your target audience? (age, location, technical ability, accessibility needs??)<text:line-break/><text:span text:style-name="T1">what actions do you want your users to do? (book, click, contact?)</text:span><text:line-break/><text:span text:style-name="T1">w</text:span>hat problem does this website solve for your users?<text:line-break/>How will you measure success? <text:s/><text:span text:style-name="T1">(in number of visitors, or purchases made through it, or contact forms filled in etc)</text:span><text:line-break/><text:span text:style-name="T1">Do you have an experience and feedbakc on your prevbious website?</text:span><text:line-break/>Do you have existing branding? (logo, colors, fonts, brand)<text:line-break/>Do you have a domain name already? If yes, who controls it? <text:span text:style-name="T1">API's?</text:span><text:line-break/><text:line-break/></text:p>
      <text:p text:style-name="P3"><text:span text:style-name="T1">Special features:??/</text:span><text:line-break/> Contact form<text:line-break/> Image gallery<text:line-break/> Blog/news section<text:line-break/> E-commerce/payment processing<text:line-break/> User login/accounts<text:line-break/> Booking/calendar system<text:line-break/> Search functionality<text:line-break/> Social media integration<text:line-break/> Newsletter signup<text:line-break/> Maps/location finder<text:line-break/> Downloadable documents<text:line-break/> Video content<text:line-break/> Multi-language support<text:line-break/><text:line-break/>How many pages <text:line-break/>Will you need a database? (for storing user data, products, bookings, etc.)<text:line-break/>Do you need the website to integrate with any existing systems? (accounting software, booking systems)<text:line-break/><text:line-break/>Will you need to update content yourself after launch?<text:line-break/>If yes, how often? (daily, weekly, monthly)<text:line-break/>Do you have all content ready? (text, images, videos)<text:line-break/>Do you need help creating content?<text:line-break/><text:line-break/><text:span text:style-name="T1">d</text:span>o you have design preferences or inspiration? <text:span text:style-name="T1">Examples of good / awful websites? (to your taste)</text:span><text:line-break/><text:line-break/><text:span text:style-name="T1">legal / contract/ rights</text:span></text:p>
      <text:p text:style-name="P3">Do you need the website to meet specific accessibility standards, accessibility regulations (public sector bodies accessibility regulations 2018), wcag 2.1 level aa <text:line-break/>Are there any legal/regulatory requirements we must consider?<text:line-break/>GDPR compliance (UK/EU data protection)!<text:line-break/>Cookie consent requirements/<text:span text:style-name="T2">banner presence!</text:span><text:line-break/>Terms &amp; Conditions / Privacy Policy pages!<text:line-break/>Industry-specific regulations <text:span text:style-name="T1">like shopping websites storing card data (PSS)</text:span></text:p>
      <text:p text:style-name="P3">privacy policy required if collecting any data!<text:line-break/>contact forms need consent checkboxes</text:p>
      <text:p text:style-name="P3">consumer contracts regulations 2013<text:line-break/>if client is selling products/services copyright, designs and patents act 1988<text:line-break/><text:soft-page-break/>ensure client has rights to all content they provide<text:line-break/>clarify who owns final website code?<text:line-break/>distance selling regulations <text:span text:style-name="T2">i</text:span>f website includes e-commerce<text:line-break/><text:line-break/><text:span text:style-name="T1">preferrances in technology and hosting (we only can do html, do you need wordpess?..)</text:span></text:p>
      <text:p text:style-name="P2"/>
      <text:p text:style-name="P4">performance target- page speed loading? </text:p>
      <text:p text:style-name="P2"><text:span text:style-name="T1">Any security requirements? (ssl, https, backup, secuiry of payments)</text:span><text:line-break/>What are your expectations for website speed? (page load time targets)<text:line-break/>What security requirements do you have?<text:line-break/><text:line-break/><text:line-break/><text:span text:style-name="T1">Deadlines discussion for particular elements/ </text:span><text:span text:style-name="T2">changes in deadlines</text:span><text:line-break/><text:line-break/><text:span text:style-name="T1">Communication – in case of questions arising in between 1 4 7 and 10 weeks meetings, how soon </text:span><text:span text:style-name="T2">will the client </text:span><text:span text:style-name="T1">reply?</text:span><text:line-break/><text:line-break/><text:span text:style-name="T1">Browsers and mobile or other devices you plan to use? (apples? Android? Etc etc)</text:span><text:line-break/><text:line-break/><text:span text:style-name="T1">Criteria of completetion ??</text:span></text:p>
      <text:p text:style-name="P2"><text:line-break/>What happens if requirements change during the project?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T19M1S</meta:editing-duration>
    <meta:editing-cycles>6</meta:editing-cycles>
    <meta:generator>LibreOffice/25.2.7.2$Windows_X86_64 LibreOffice_project/5cbfd1ab6520636bb5f7b99185aa69bd7456825d</meta:generator>
    <dc:date>2026-01-27T17:41:29.223417900</dc:date>
    <meta:document-statistic meta:table-count="0" meta:image-count="0" meta:object-count="0" meta:page-count="2" meta:paragraph-count="9" meta:word-count="410" meta:character-count="2833" meta:non-whitespace-character-count="2397"/>
    <meta:user-defined meta:name="Info 1"/>
    <meta:user-defined meta:name="Info 2"/>
    <meta:user-defined meta:name="Info 3"/>
    <meta:user-defined meta:name="Info 4"/>
  </office:meta>
</office:document-meta>
</file>